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9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0">9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2" office:value-type="string">
            <text:p text:style-name="P10">16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2" office:value-type="string">
            <text:p text:style-name="P10">23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6" office:value-type="string">
            <text:p text:style-name="P10">30</text:p>
          </table:table-cell>
          <table:table-cell table:style-name="Tableau1.A6" office:value-type="string">
            <text:p text:style-name="P9"><text:span text:style-name="T2">b</text:span>abilrondo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2" office:value-type="string">
            <text:p text:style-name="P7">1<text:span text:style-name="T1">1</text:span></text:p>
          </table:table-cell>
          <table:table-cell table:style-name="Tableau8.A2" office:value-type="string">
            <text:p text:style-name="P8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8">18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8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26T09:48:11.220516161</dc:date>
    <dc:creator>Bob Correcteur</dc:creator>
    <meta:editing-duration>PT1H56M27S</meta:editing-duration>
    <meta:editing-cycles>78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33" meta:character-count="153" meta:non-whitespace-character-count="138"/>
  </office:meta>
</office:document-meta>
</file>